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vd-grid-10" table:style-name="ta1">
        <table:shapes>
          <draw:frame draw:z-index="0" draw:style-name="gr1" draw:text-style-name="P1" svg:width="453.51pt" svg:height="255.09pt" svg:x="445.35pt" svg:y="2.83pt">
            <loext:p draw:notify-on-update-of-ranges="'fvd-grid-10'.G2:'fvd-grid-10'.G4 'fvd-grid-10'.H1:'fvd-grid-10'.H1 'fvd-grid-10'.H2:'fvd-grid-10'.H4 'fvd-grid-10'.I1:'fvd-grid-10'.I1 'fvd-grid-10'.I2:'fvd-grid-10'.I4 'fvd-grid-10'.J1:'fvd-grid-10'.J1 'fvd-grid-10'.J2:'fvd-grid-10'.J4 'fvd-grid-10'.K1:'fvd-grid-10'.K1 'fvd-grid-10'.K2:'fvd-grid-10'.K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73.69pt" svg:height="605.54pt" svg:x="445.35pt" svg:y="2.83pt">
            <loext:p draw:notify-on-update-of-ranges="'fvd-grid-10'.G2:'fvd-grid-10'.G4 'fvd-grid-10'.H1:'fvd-grid-10'.H1 'fvd-grid-10'.H2:'fvd-grid-10'.H4 'fvd-grid-10'.I1:'fvd-grid-10'.I1 'fvd-grid-10'.I2:'fvd-grid-10'.I4 'fvd-grid-10'.J1:'fvd-grid-10'.J1 'fvd-grid-10'.J2:'fvd-grid-10'.J4 'fvd-grid-10'.K1:'fvd-grid-10'.K1 'fvd-grid-10'.K2:'fvd-grid-10'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1.312" calcext:value-type="float">
            <text:p>51.312</text:p>
          </table:table-cell>
          <table:table-cell office:value-type="float" office:value="52.525" calcext:value-type="float">
            <text:p>52.525</text:p>
          </table:table-cell>
          <table:table-cell office:value-type="float" office:value="34.643" calcext:value-type="float">
            <text:p>34.643</text:p>
          </table:table-cell>
          <table:table-cell office:value-type="float" office:value="34.856" calcext:value-type="float">
            <text:p>34.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15.056" calcext:value-type="float">
            <text:p>315.056</text:p>
          </table:table-cell>
          <table:table-cell office:value-type="float" office:value="312.51" calcext:value-type="float">
            <text:p>312.51</text:p>
          </table:table-cell>
          <table:table-cell office:value-type="float" office:value="212.288" calcext:value-type="float">
            <text:p>212.288</text:p>
          </table:table-cell>
          <table:table-cell office:value-type="float" office:value="209.625" calcext:value-type="float">
            <text:p>209.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4030.15" calcext:value-type="float">
            <text:p>4030.15</text:p>
          </table:table-cell>
          <table:table-cell office:value-type="float" office:value="4032.67" calcext:value-type="float">
            <text:p>4032.67</text:p>
          </table:table-cell>
          <table:table-cell office:value-type="float" office:value="2783.167" calcext:value-type="float">
            <text:p>2783.167</text:p>
          </table:table-cell>
          <table:table-cell office:value-type="float" office:value="2776.466" calcext:value-type="float">
            <text:p>2776.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4:51:05.545221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4:51:41.367729880</dc:date>
    <meta:editing-duration>P3DT4H22M6S</meta:editing-duration>
    <meta:editing-cycles>4</meta:editing-cycles>
    <meta:generator>LibreOffice/5.1.6.2$Linux_X86_64 LibreOffice_project/10m0$Build-2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23cm" svg:height="21.363cm" xlink:href=".." xlink:type="simple" chart:class="chart:line" chart:style-name="ch1">
        <chart:legend chart:legend-position="end" svg:x="28.209cm" svg:y="9.635cm" style:legend-expansion="high" chart:style-name="ch2"/>
        <chart:plot-area chart:style-name="ch3" table:cell-range-address="'fvd-grid-10'.G2:'fvd-grid-10'.K4 'fvd-grid-10'.H1:'fvd-grid-10'.K1" chart:data-source-has-labels="both" svg:x="1.627cm" svg:y="0.427cm" svg:width="25.966cm" svg:height="19.528cm">
          <chartooo:coordinate-region svg:x="2.619cm" svg:y="0.627cm" svg:width="24.787cm" svg:height="18.681cm"/>
          <chart:axis chart:dimension="x" chart:name="primary-x" chart:style-name="ch4" chartooo:axis-type="auto">
            <chartooo:date-scale/>
            <chart:title svg:x="14.301cm" svg:y="20.382cm" chart:style-name="ch5">
              <text:p>c=k</text:p>
            </chart:title>
            <chart:categories table:cell-range-address="'fvd-grid-10'.G2:'fvd-grid-10'.G4"/>
          </chart:axis>
          <chart:axis chart:dimension="y" chart:name="primary-y" chart:style-name="ch4">
            <chart:title svg:x="0.451cm" svg:y="10.949cm" chart:style-name="ch6">
              <text:p>Time(sec)</text:p>
            </chart:title>
            <chart:grid chart:style-name="ch7" chart:class="major"/>
          </chart:axis>
          <chart:series chart:style-name="ch8" chart:values-cell-range-address="'fvd-grid-10'.H2:'fvd-grid-10'.H4" chart:label-cell-address="'fvd-grid-10'.H1:'fvd-grid-10'.H1" chart:class="chart:line">
            <chart:data-point chart:repeated="3"/>
          </chart:series>
          <chart:series chart:style-name="ch9" chart:values-cell-range-address="'fvd-grid-10'.I2:'fvd-grid-10'.I4" chart:label-cell-address="'fvd-grid-10'.I1:'fvd-grid-10'.I1" chart:class="chart:line">
            <chart:data-point chart:repeated="3"/>
          </chart:series>
          <chart:series chart:style-name="ch10" chart:values-cell-range-address="'fvd-grid-10'.J2:'fvd-grid-10'.J4" chart:label-cell-address="'fvd-grid-10'.J1:'fvd-grid-10'.J1" chart:class="chart:line">
            <chart:data-point chart:repeated="3"/>
          </chart:series>
          <chart:series chart:style-name="ch11" chart:values-cell-range-address="'fvd-grid-10'.K2:'fvd-grid-10'.K4" chart:label-cell-address="'fvd-grid-10'.K1:'fvd-grid-10'.K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fvd-grid-10'.H1:'fvd-grid-10'.H1</svg:desc>
                </draw:g>
              </table:table-cell>
              <table:table-cell office:value-type="string">
                <text:p>Twins</text:p>
                <draw:g>
                  <svg:desc>'fvd-grid-10'.I1:'fvd-grid-10'.I1</svg:desc>
                </draw:g>
              </table:table-cell>
              <table:table-cell office:value-type="string">
                <text:p>Covered</text:p>
                <draw:g>
                  <svg:desc>'fvd-grid-10'.J1:'fvd-grid-10'.J1</svg:desc>
                </draw:g>
              </table:table-cell>
              <table:table-cell office:value-type="string">
                <text:p>Both</text:p>
                <draw:g>
                  <svg:desc>'fvd-grid-10'.K1:'fvd-grid-10'.K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fvd-grid-10'.G2:'fvd-grid-10'.G4</svg:desc>
                </draw:g>
              </table:table-cell>
              <table:table-cell office:value-type="float" office:value="51.312">
                <text:p>51.312</text:p>
                <draw:g>
                  <svg:desc>'fvd-grid-10'.H2:'fvd-grid-10'.H4</svg:desc>
                </draw:g>
              </table:table-cell>
              <table:table-cell office:value-type="float" office:value="52.525">
                <text:p>52.525</text:p>
                <draw:g>
                  <svg:desc>'fvd-grid-10'.I2:'fvd-grid-10'.I4</svg:desc>
                </draw:g>
              </table:table-cell>
              <table:table-cell office:value-type="float" office:value="34.643">
                <text:p>34.643</text:p>
                <draw:g>
                  <svg:desc>'fvd-grid-10'.J2:'fvd-grid-10'.J4</svg:desc>
                </draw:g>
              </table:table-cell>
              <table:table-cell office:value-type="float" office:value="34.856">
                <text:p>34.856</text:p>
                <draw:g>
                  <svg:desc>'fvd-grid-10'.K2:'fvd-grid-10'.K4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5.056">
                <text:p>315.056</text:p>
              </table:table-cell>
              <table:table-cell office:value-type="float" office:value="312.51">
                <text:p>312.51</text:p>
              </table:table-cell>
              <table:table-cell office:value-type="float" office:value="212.288">
                <text:p>212.288</text:p>
              </table:table-cell>
              <table:table-cell office:value-type="float" office:value="209.625">
                <text:p>209.6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030.15">
                <text:p>4030.15</text:p>
              </table:table-cell>
              <table:table-cell office:value-type="float" office:value="4032.67">
                <text:p>4032.67</text:p>
              </table:table-cell>
              <table:table-cell office:value-type="float" office:value="2783.167">
                <text:p>2783.167</text:p>
              </table:table-cell>
              <table:table-cell office:value-type="float" office:value="2776.466">
                <text:p>2776.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454cm" style:legend-expansion="high" chart:style-name="ch2"/>
        <chart:plot-area chart:style-name="ch3" table:cell-range-address="'fvd-grid-10'.G2:'fvd-grid-10'.K4 'fvd-grid-10'.H1:'fvd-grid-10'.K1" chart:data-source-has-labels="both" svg:x="1.331cm" svg:y="0.18cm" svg:width="11.735cm" svg:height="7.659cm">
          <chartooo:coordinate-region svg:x="2.323cm" svg:y="0.379cm" svg:width="10.556cm" svg:height="6.813cm"/>
          <chart:axis chart:dimension="x" chart:name="primary-x" chart:style-name="ch4" chartooo:axis-type="auto">
            <chartooo:date-scale/>
            <chart:title svg:x="6.889cm" svg:y="8.019cm" chart:style-name="ch5">
              <text:p>c=k</text:p>
            </chart:title>
            <chart:categories table:cell-range-address="'fvd-grid-10'.G2:'fvd-grid-10'.G4"/>
          </chart:axis>
          <chart:axis chart:dimension="y" chart:name="primary-y" chart:style-name="ch4">
            <chart:title svg:x="0.451cm" svg:y="4.767cm" chart:style-name="ch6">
              <text:p>Time(sec)</text:p>
            </chart:title>
            <chart:grid chart:style-name="ch7" chart:class="major"/>
          </chart:axis>
          <chart:series chart:style-name="ch8" chart:values-cell-range-address="'fvd-grid-10'.H2:'fvd-grid-10'.H4" chart:label-cell-address="'fvd-grid-10'.H1:'fvd-grid-10'.H1" chart:class="chart:line">
            <chart:data-point chart:repeated="3"/>
          </chart:series>
          <chart:series chart:style-name="ch9" chart:values-cell-range-address="'fvd-grid-10'.I2:'fvd-grid-10'.I4" chart:label-cell-address="'fvd-grid-10'.I1:'fvd-grid-10'.I1" chart:class="chart:line">
            <chart:data-point chart:repeated="3"/>
          </chart:series>
          <chart:series chart:style-name="ch10" chart:values-cell-range-address="'fvd-grid-10'.J2:'fvd-grid-10'.J4" chart:label-cell-address="'fvd-grid-10'.J1:'fvd-grid-10'.J1" chart:class="chart:line">
            <chart:data-point chart:repeated="3"/>
          </chart:series>
          <chart:series chart:style-name="ch11" chart:values-cell-range-address="'fvd-grid-10'.K2:'fvd-grid-10'.K4" chart:label-cell-address="'fvd-grid-10'.K1:'fvd-grid-10'.K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fvd-grid-10'.H1:'fvd-grid-10'.H1</svg:desc>
                </draw:g>
              </table:table-cell>
              <table:table-cell office:value-type="string">
                <text:p>Twins</text:p>
                <draw:g>
                  <svg:desc>'fvd-grid-10'.I1:'fvd-grid-10'.I1</svg:desc>
                </draw:g>
              </table:table-cell>
              <table:table-cell office:value-type="string">
                <text:p>Covered</text:p>
                <draw:g>
                  <svg:desc>'fvd-grid-10'.J1:'fvd-grid-10'.J1</svg:desc>
                </draw:g>
              </table:table-cell>
              <table:table-cell office:value-type="string">
                <text:p>Both</text:p>
                <draw:g>
                  <svg:desc>'fvd-grid-10'.K1:'fvd-grid-10'.K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fvd-grid-10'.G2:'fvd-grid-10'.G4</svg:desc>
                </draw:g>
              </table:table-cell>
              <table:table-cell office:value-type="float" office:value="51.312">
                <text:p>51.312</text:p>
                <draw:g>
                  <svg:desc>'fvd-grid-10'.H2:'fvd-grid-10'.H4</svg:desc>
                </draw:g>
              </table:table-cell>
              <table:table-cell office:value-type="float" office:value="52.525">
                <text:p>52.525</text:p>
                <draw:g>
                  <svg:desc>'fvd-grid-10'.I2:'fvd-grid-10'.I4</svg:desc>
                </draw:g>
              </table:table-cell>
              <table:table-cell office:value-type="float" office:value="34.643">
                <text:p>34.643</text:p>
                <draw:g>
                  <svg:desc>'fvd-grid-10'.J2:'fvd-grid-10'.J4</svg:desc>
                </draw:g>
              </table:table-cell>
              <table:table-cell office:value-type="float" office:value="34.856">
                <text:p>34.856</text:p>
                <draw:g>
                  <svg:desc>'fvd-grid-10'.K2:'fvd-grid-10'.K4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5.056">
                <text:p>315.056</text:p>
              </table:table-cell>
              <table:table-cell office:value-type="float" office:value="312.51">
                <text:p>312.51</text:p>
              </table:table-cell>
              <table:table-cell office:value-type="float" office:value="212.288">
                <text:p>212.288</text:p>
              </table:table-cell>
              <table:table-cell office:value-type="float" office:value="209.625">
                <text:p>209.6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030.15">
                <text:p>4030.15</text:p>
              </table:table-cell>
              <table:table-cell office:value-type="float" office:value="4032.67">
                <text:p>4032.67</text:p>
              </table:table-cell>
              <table:table-cell office:value-type="float" office:value="2783.167">
                <text:p>2783.167</text:p>
              </table:table-cell>
              <table:table-cell office:value-type="float" office:value="2776.466">
                <text:p>2776.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